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effba95b020" style:family="table" style:master-page-name="ta-mp-0x7effba95b020">
      <style:table-properties table:display="true" style:writing-mode="lr-tb"/>
    </style:style>
    <style:style style:name="ta-0x7effba95b210" style:family="table" style:master-page-name="ta-mp-0x7effba95b210">
      <style:table-properties table:display="true" style:writing-mode="lr-tb"/>
    </style:style>
    <style:style style:name="ta-0x7effba95b400" style:family="table" style:master-page-name="ta-mp-0x7effba95b400">
      <style:table-properties table:display="true" style:writing-mode="lr-tb"/>
    </style:style>
    <style:style style:name="ta-0x7effba95b5f0" style:family="table" style:master-page-name="ta-mp-0x7effba95b5f0">
      <style:table-properties table:display="true" style:writing-mode="lr-tb"/>
    </style:style>
    <style:style style:name="ta-0x7effba95b7e0" style:family="table" style:master-page-name="ta-mp-0x7effba95b7e0">
      <style:table-properties table:display="true" style:writing-mode="lr-tb"/>
    </style:style>
    <style:style style:name="ta-0x7effba95b9d0" style:family="table" style:master-page-name="ta-mp-0x7effba95b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effba93902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ba93915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ba93927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effba9308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4c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9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0a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5f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a9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3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71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b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840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ce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f3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3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0b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05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4f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9e0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18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6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2a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74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99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e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0c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ac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f6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87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be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0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ad10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1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40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8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0d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52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9c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2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65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a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778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c1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e6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c3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0e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f9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c43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bd4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c0b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618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3c1e0" style:family="table-cell" style:data-style-name="General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effba9619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5.25pt" style:use-optimal-column-width="true"/>
    </style:style>
    <style:style style:name="ACOL-2" style:family="table-column"/>
    <style:style style:name="ACOL-3" style:family="table-column">
      <style:table-column-properties style:column-width="171.75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366.50pt" style:use-optimal-column-width="true"/>
    </style:style>
    <style:style style:name="ACOL-6" style:family="table-column">
      <style:table-column-properties style:column-width="197.25pt" style:use-optimal-column-width="true"/>
    </style:style>
    <style:style style:name="ACOL-7" style:family="table-column">
      <style:table-column-properties style:column-width="147.7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effba95b02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effba93902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effba93915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effba939150" office:value-type="string">
            <text:p>logi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effba939278" office:value-type="string">
            <text:p>verifyCounterfeitSearchPanel2Functionality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effba95b210" table:print="false">
        <office:forms form:automatic-focus="false" form:apply-design-mode="false">
          <form:form/>
        </office:forms>
        <table:table-column table:default-cell-style-name="ACE-0x7effba930a00" table:style-name="ACOL-3"/>
        <table:table-column table:default-cell-style-name="ACE-0x7effba9393a0" table:style-name="ACOL-4"/>
        <table:table-column table:default-cell-style-name="ACE-0x7effba930a00" table:style-name="ACOL-5"/>
        <table:table-column table:default-cell-style-name="ACE-0x7effba930a00" table:style-name="ACOL-6"/>
        <table:table-column table:default-cell-style-name="ACE-0x7effba930a00" table:style-name="ACOL-7"/>
        <table:table-column table:default-cell-style-name="ACE-0x7effba930a00" table:style-name="ACOL-0" table:number-columns-repeated="123"/>
        <table:table-row table:style-name="AROW-2">
          <table:table-cell table:style-name="ACE-0x7effba9394c8" office:value-type="string">
            <text:p>User Name</text:p>
          </table:table-cell>
          <table:table-cell table:style-name="ACE-0x7effba9395f0" office:value-type="string">
            <text:p>Password</text:p>
          </table:table-cell>
          <table:table-cell table:style-name="ACE-0x7effba939718" office:value-type="string">
            <text:p>Instructions</text:p>
          </table:table-cell>
          <table:table-cell table:style-name="ACE-0x7effba939718" office:value-type="string">
            <text:p>CriteriaType</text:p>
          </table:table-cell>
          <table:table-cell table:style-name="ACE-0x7effba939840" office:value-type="string">
            <text:p>ProdList</text:p>
          </table:table-cell>
          <table:table-cell table:number-columns-repeated="123" table:style-name="ACE-0x7effba930a00"/>
        </table:table-row>
        <table:table-row table:style-name="AROW-2">
          <table:table-cell table:style-name="ACE-0x7effba939968" office:value-type="string">
            <text:p>testshopclue@sc.com</text:p>
          </table:table-cell>
          <table:table-cell table:style-name="ACE-0x7effba939a90" office:value-type="string">
            <text:p>123456</text:p>
          </table:table-cell>
          <table:table-cell table:style-name="ACE-0x7effba939bb8" office:value-type="string">
            <text:p>1. Select Leaf Category|2. Insert numerical values as per your category in "Counterfeit Criteria" and "Low Quality Criteria" variables|3. Click on Submit Button|4. Panel will show data based on parameters entered|5. Click on 'Download Products CSV' to download data from system</text:p>
          </table:table-cell>
          <table:table-cell table:style-name="ACE-0x7effba939bb8" office:value-type="string">
            <text:p>Counterfeit Criteria|Low Quality Criteria</text:p>
          </table:table-cell>
          <table:table-cell table:style-name="ACE-0x7effba939ce0" office:value-type="string">
            <text:p>Fashion|Eye Wear|Sunglasses</text:p>
          </table:table-cell>
          <table:table-cell table:number-columns-repeated="123" table:style-name="ACE-0x7effba930a0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effba95b400" table:print="false">
        <office:forms form:automatic-focus="false" form:apply-design-mode="false">
          <form:form/>
        </office:forms>
        <table:table-column table:default-cell-style-name="ACE-0x7effba930b28" table:style-name="ACOL-3"/>
        <table:table-column table:default-cell-style-name="ACE-0x7effba939e08" table:style-name="ACOL-4"/>
        <table:table-column table:default-cell-style-name="ACE-0x7effba930b28" table:style-name="ACOL-5"/>
        <table:table-column table:default-cell-style-name="ACE-0x7effba930b28" table:style-name="ACOL-6"/>
        <table:table-column table:default-cell-style-name="ACE-0x7effba930b28" table:style-name="ACOL-7"/>
        <table:table-column table:default-cell-style-name="ACE-0x7effba930b28" table:style-name="ACOL-0" table:number-columns-repeated="123"/>
        <table:table-row table:style-name="AROW-2">
          <table:table-cell table:style-name="ACE-0x7effba939f30" office:value-type="string">
            <text:p>User Name</text:p>
          </table:table-cell>
          <table:table-cell table:style-name="ACE-0x7effba93a058" office:value-type="string">
            <text:p>Password</text:p>
          </table:table-cell>
          <table:table-cell table:style-name="ACE-0x7effba93a180" office:value-type="string">
            <text:p>Instructions</text:p>
          </table:table-cell>
          <table:table-cell table:style-name="ACE-0x7effba93a180" office:value-type="string">
            <text:p>CriteriaType</text:p>
          </table:table-cell>
          <table:table-cell table:style-name="ACE-0x7effba93a2a8" office:value-type="string">
            <text:p>ProdList</text:p>
          </table:table-cell>
          <table:table-cell table:number-columns-repeated="123" table:style-name="ACE-0x7effba930b28"/>
        </table:table-row>
        <table:table-row table:style-name="AROW-2">
          <table:table-cell table:style-name="ACE-0x7effba93a3d0" office:value-type="string">
            <text:p>testshopclue@sc.com</text:p>
          </table:table-cell>
          <table:table-cell table:style-name="ACE-0x7effba93a4f8" office:value-type="string">
            <text:p>123456</text:p>
          </table:table-cell>
          <table:table-cell table:style-name="ACE-0x7effba93a620" office:value-type="string">
            <text:p>1. Select Leaf Category|2. Insert numerical values as per your category in "Counterfeit Criteria" and "Low Quality Criteria" variables|3. Click on Submit Button|4. Panel will show data based on parameters entered|5. Click on 'Download Products CSV' to download data from system</text:p>
          </table:table-cell>
          <table:table-cell table:style-name="ACE-0x7effba93a620" office:value-type="string">
            <text:p>Counterfeit Criteria|Low Quality Criteria</text:p>
          </table:table-cell>
          <table:table-cell table:style-name="ACE-0x7effba93a748" office:value-type="string">
            <text:p>Fashion|Eye Wear|Sunglasses</text:p>
          </table:table-cell>
          <table:table-cell table:number-columns-repeated="123" table:style-name="ACE-0x7effba930b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effba95b5f0" table:print="false">
        <office:forms form:automatic-focus="false" form:apply-design-mode="false">
          <form:form/>
        </office:forms>
        <table:table-column table:default-cell-style-name="ACE-0x7effba930c50" table:style-name="ACOL-3"/>
        <table:table-column table:default-cell-style-name="ACE-0x7effba93a870" table:style-name="ACOL-4"/>
        <table:table-column table:default-cell-style-name="ACE-0x7effba930c50" table:style-name="ACOL-5"/>
        <table:table-column table:default-cell-style-name="ACE-0x7effba930c50" table:style-name="ACOL-6"/>
        <table:table-column table:default-cell-style-name="ACE-0x7effba930c50" table:style-name="ACOL-7"/>
        <table:table-column table:default-cell-style-name="ACE-0x7effba930c50" table:style-name="ACOL-0" table:number-columns-repeated="123"/>
        <table:table-row table:style-name="AROW-2">
          <table:table-cell table:style-name="ACE-0x7effba93a998" office:value-type="string">
            <text:p>User Name</text:p>
          </table:table-cell>
          <table:table-cell table:style-name="ACE-0x7effba93aac0" office:value-type="string">
            <text:p>Password</text:p>
          </table:table-cell>
          <table:table-cell table:style-name="ACE-0x7effba93abe8" office:value-type="string">
            <text:p>Instructions</text:p>
          </table:table-cell>
          <table:table-cell table:style-name="ACE-0x7effba93abe8" office:value-type="string">
            <text:p>CriteriaType</text:p>
          </table:table-cell>
          <table:table-cell table:style-name="ACE-0x7effba93ad10" office:value-type="string">
            <text:p>ProdList</text:p>
          </table:table-cell>
          <table:table-cell table:number-columns-repeated="123" table:style-name="ACE-0x7effba930c50"/>
        </table:table-row>
        <table:table-row table:style-name="AROW-2">
          <table:table-cell table:style-name="ACE-0x7effba93ae38" office:value-type="string">
            <text:p>testshopclue@sc.com</text:p>
          </table:table-cell>
          <table:table-cell table:style-name="ACE-0x7effba93af60" office:value-type="string">
            <text:p>123456</text:p>
          </table:table-cell>
          <table:table-cell table:style-name="ACE-0x7effba93b088" office:value-type="string">
            <text:p>1. Select Leaf Category|2. Insert numerical values as per your category in "Counterfeit Criteria" and "Low Quality Criteria" variables|3. Click on Submit Button|4. Panel will show data based on parameters entered|5. Click on 'Download Products CSV' to download data from system</text:p>
          </table:table-cell>
          <table:table-cell table:style-name="ACE-0x7effba93b088" office:value-type="string">
            <text:p>Counterfeit Criteria|Low Quality Criteria</text:p>
          </table:table-cell>
          <table:table-cell table:style-name="ACE-0x7effba93b1b0" office:value-type="string">
            <text:p>Fashion|Eye Wear|Sunglasses</text:p>
          </table:table-cell>
          <table:table-cell table:number-columns-repeated="123" table:style-name="ACE-0x7effba930c5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4_TestData" table:style-name="ta-0x7effba95b7e0" table:print="false">
        <office:forms form:automatic-focus="false" form:apply-design-mode="false">
          <form:form/>
        </office:forms>
        <table:table-column table:default-cell-style-name="ACE-0x7effba930d78" table:style-name="ACOL-3"/>
        <table:table-column table:default-cell-style-name="ACE-0x7effba93b2d8" table:style-name="ACOL-4"/>
        <table:table-column table:default-cell-style-name="ACE-0x7effba930d78" table:style-name="ACOL-5"/>
        <table:table-column table:default-cell-style-name="ACE-0x7effba930d78" table:style-name="ACOL-6"/>
        <table:table-column table:default-cell-style-name="ACE-0x7effba930d78" table:style-name="ACOL-7"/>
        <table:table-column table:default-cell-style-name="ACE-0x7effba930d78" table:style-name="ACOL-0" table:number-columns-repeated="123"/>
        <table:table-row table:style-name="AROW-2">
          <table:table-cell table:style-name="ACE-0x7effba93b400" office:value-type="string">
            <text:p>User Name</text:p>
          </table:table-cell>
          <table:table-cell table:style-name="ACE-0x7effba93b528" office:value-type="string">
            <text:p>Password</text:p>
          </table:table-cell>
          <table:table-cell table:style-name="ACE-0x7effba93b650" office:value-type="string">
            <text:p>Instructions</text:p>
          </table:table-cell>
          <table:table-cell table:style-name="ACE-0x7effba93b650" office:value-type="string">
            <text:p>CriteriaType</text:p>
          </table:table-cell>
          <table:table-cell table:style-name="ACE-0x7effba93b778" office:value-type="string">
            <text:p>ProdList</text:p>
          </table:table-cell>
          <table:table-cell table:number-columns-repeated="123" table:style-name="ACE-0x7effba930d78"/>
        </table:table-row>
        <table:table-row table:style-name="AROW-2">
          <table:table-cell table:style-name="ACE-0x7effba93b8a0" office:value-type="string">
            <text:p>testshopclue@sc.com</text:p>
          </table:table-cell>
          <table:table-cell table:style-name="ACE-0x7effba93b9c8" office:value-type="string">
            <text:p>123456</text:p>
          </table:table-cell>
          <table:table-cell table:style-name="ACE-0x7effba93baf0" office:value-type="string">
            <text:p>1. Select Leaf Category|2. Insert numerical values as per your category in "Counterfeit Criteria" and "Low Quality Criteria" variables|3. Click on Submit Button|4. Panel will show data based on parameters entered|5. Click on 'Download Products CSV' to download data from system</text:p>
          </table:table-cell>
          <table:table-cell table:style-name="ACE-0x7effba93baf0" office:value-type="string">
            <text:p>Counterfeit Criteria|Low Quality Criteria</text:p>
          </table:table-cell>
          <table:table-cell table:style-name="ACE-0x7effba93bc18" office:value-type="string">
            <text:p>Fashion|Eye Wear|Sunglasses</text:p>
          </table:table-cell>
          <table:table-cell table:number-columns-repeated="123" table:style-name="ACE-0x7effba930d7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5_TestData" table:style-name="ta-0x7effba95b9d0" table:print="false">
        <office:forms form:automatic-focus="false" form:apply-design-mode="false">
          <form:form/>
        </office:forms>
        <table:table-column table:default-cell-style-name="ACE-0x7effba930ea0" table:style-name="ACOL-3"/>
        <table:table-column table:default-cell-style-name="ACE-0x7effba93bd40" table:style-name="ACOL-4"/>
        <table:table-column table:default-cell-style-name="ACE-0x7effba930ea0" table:style-name="ACOL-5"/>
        <table:table-column table:default-cell-style-name="ACE-0x7effba930ea0" table:style-name="ACOL-6"/>
        <table:table-column table:default-cell-style-name="ACE-0x7effba930ea0" table:style-name="ACOL-7"/>
        <table:table-column table:default-cell-style-name="ACE-0x7effba930ea0" table:style-name="ACOL-0" table:number-columns-repeated="123"/>
        <table:table-row table:style-name="AROW-2">
          <table:table-cell table:style-name="ACE-0x7effba93be68" office:value-type="string">
            <text:p>User Name</text:p>
          </table:table-cell>
          <table:table-cell table:style-name="ACE-0x7effba93bf90" office:value-type="string">
            <text:p>Password</text:p>
          </table:table-cell>
          <table:table-cell table:style-name="ACE-0x7effba93c0b8" office:value-type="string">
            <text:p>Instructions</text:p>
          </table:table-cell>
          <table:table-cell table:style-name="ACE-0x7effba93c0b8" office:value-type="string">
            <text:p>CriteriaType</text:p>
          </table:table-cell>
          <table:table-cell table:style-name="ACE-0x7effba93c1e0" office:value-type="string">
            <text:p>ProdList</text:p>
          </table:table-cell>
          <table:table-cell table:number-columns-repeated="123" table:style-name="ACE-0x7effba930ea0"/>
        </table:table-row>
        <table:table-row table:style-name="AROW-2">
          <table:table-cell table:style-name="ACE-0x7effba93c308" office:value-type="string">
            <text:p>testshopclue@sc.com</text:p>
          </table:table-cell>
          <table:table-cell table:style-name="ACE-0x7effba93c430" office:value-type="string">
            <text:p>123456</text:p>
          </table:table-cell>
          <table:table-cell table:style-name="ACE-0x7effba961808" office:value-type="string">
            <text:p>1. Select Leaf Category|2. Insert numerical values as per your category in "Counterfeit Criteria" and "Low Quality Criteria" variables|3. Click on Submit Button|4. Panel will show data based on parameters entered|5. Click on 'Download Products CSV' to download data from system</text:p>
          </table:table-cell>
          <table:table-cell table:style-name="ACE-0x7effba961808" office:value-type="string">
            <text:p>Counterfeit Criteria|Low Quality Criteria</text:p>
          </table:table-cell>
          <table:table-cell table:style-name="ACE-0x7effba961930" office:value-type="string">
            <text:p>Fashion|Eye Wear|Sunglasses</text:p>
          </table:table-cell>
          <table:table-cell table:number-columns-repeated="123" table:style-name="ACE-0x7effba930ea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effba9214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fba8f50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fba95fc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fba92c3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fba903b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effba922c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effba95b020" style:display-name="TestCase" style:page-layout-name="pl-0x7effba9214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fba95b210" style:display-name="AQA1_TestData" style:page-layout-name="pl-0x7effba8f50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fba95b400" style:display-name="AQA2_TestData" style:page-layout-name="pl-0x7effba95fc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fba95b5f0" style:display-name="AQA3_TestData" style:page-layout-name="pl-0x7effba92c3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fba95b7e0" style:display-name="AQA4_TestData" style:page-layout-name="pl-0x7effba903b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effba95b9d0" style:display-name="AQA5_TestData" style:page-layout-name="pl-0x7effba922c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42:17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